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3d3d3" draw:fill-color="#dcdcdc" draw:textarea-horizontal-align="justify" draw:textarea-vertical-align="middle" draw:auto-grow-height="false" fo:min-height="2.75cm" fo:min-width="20.5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draw:fill-color="#32cd32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svg:stroke-color="#d3d3d3" draw:fill-color="#c0c0c0" draw:textarea-horizontal-align="justify" draw:textarea-vertical-align="middle" draw:auto-grow-height="false" fo:min-height="0.35cm" fo:min-width="1.1cm"/>
    </style:style>
    <style:style style:name="gr6" style:family="graphic" style:parent-style-name="standard">
      <style:graphic-properties svg:stroke-color="#d3d3d3" draw:fill-color="#c0c0c0" draw:textarea-horizontal-align="justify" draw:textarea-vertical-align="middle" draw:auto-grow-height="false" fo:min-height="0.35cm" fo:min-width="0.9cm"/>
    </style:style>
    <style:style style:name="gr7" style:family="graphic" style:parent-style-name="standard">
      <style:graphic-properties svg:stroke-color="#d3d3d3" draw:fill-color="#ffffff" draw:textarea-horizontal-align="justify" draw:textarea-vertical-align="middle" draw:auto-grow-height="false" fo:min-height="0.35cm" fo:min-width="11.7cm"/>
    </style:style>
    <style:style style:name="gr8" style:family="graphic" style:parent-style-name="standard">
      <style:graphic-properties svg:stroke-color="#d3d3d3" draw:fill-color="#ffffff" draw:textarea-horizontal-align="justify" draw:textarea-vertical-align="middle" draw:auto-grow-height="false" fo:min-height="0.35cm" fo:min-width="2.1cm"/>
    </style:style>
    <style:style style:name="gr9" style:family="graphic" style:parent-style-name="standard">
      <style:graphic-properties svg:stroke-color="#d3d3d3" draw:fill-color="#ffffff" draw:textarea-horizontal-align="justify" draw:textarea-vertical-align="middle" draw:auto-grow-height="false" fo:min-height="2.75cm" fo:min-width="20.5cm"/>
    </style:style>
    <style:style style:name="gr10" style:family="graphic" style:parent-style-name="standard">
      <style:graphic-properties svg:stroke-color="#d3d3d3" draw:fill-color="#c0c0c0" draw:textarea-horizontal-align="justify" draw:textarea-vertical-align="middle" draw:auto-grow-height="false" fo:min-height="0.35cm" fo:min-width="2.1cm"/>
    </style:style>
    <style:style style:name="gr11" style:family="graphic" style:parent-style-name="standard">
      <style:graphic-properties svg:stroke-color="#d3d3d3" draw:fill-color="#dcdcdc" draw:textarea-horizontal-align="justify" draw:textarea-vertical-align="middle" draw:auto-grow-height="false" fo:min-height="9.75cm" fo:min-width="20.5cm"/>
    </style:style>
    <style:style style:name="gr12" style:family="graphic" style:parent-style-name="standard">
      <style:graphic-properties svg:stroke-color="#d3d3d3" draw:fill-color="#c0c0c0" draw:textarea-horizontal-align="justify" draw:textarea-vertical-align="middle" draw:auto-grow-height="false" fo:min-height="1.15cm" fo:min-width="10.9cm"/>
    </style:style>
    <style:style style:name="gr13" style:family="graphic" style:parent-style-name="standard">
      <style:graphic-properties svg:stroke-color="#d3d3d3" draw:fill-color="#c0c0c0" draw:textarea-horizontal-align="justify" draw:textarea-vertical-align="middle" draw:auto-grow-height="false" fo:min-height="0.75cm" fo:min-width="5.7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736cm" fo:min-width="3.02cm" fo:wrap-option="no-wrap" text:animation-delay="P0D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3.498cm" fo:min-width="4.366cm" fo:wrap-option="no-wrap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2.566cm" fo:min-width="2.878cm" fo:wrap-option="no-wrap"/>
    </style:style>
    <style:style style:name="gr17" style:family="graphic" style:parent-style-name="standard">
      <style:graphic-properties svg:stroke-color="#d3d3d3" draw:fill-color="#ffffff" draw:textarea-horizontal-align="justify" draw:textarea-vertical-align="middle" draw:auto-grow-height="false" fo:min-height="13.45cm" fo:min-width="20.5cm"/>
    </style:style>
    <style:style style:name="gr18" style:family="graphic" style:parent-style-name="standard">
      <style:graphic-properties svg:stroke-color="#d3d3d3" draw:fill-color="#d3d3d3" draw:textarea-horizontal-align="justify" draw:textarea-vertical-align="middle" draw:auto-grow-height="false" fo:min-height="0.35cm" fo:min-width="15.3cm"/>
    </style:style>
    <style:style style:name="gr19" style:family="graphic" style:parent-style-name="standard">
      <style:graphic-properties svg:stroke-color="#d3d3d3" draw:fill-color="#c0c0c0" draw:textarea-horizontal-align="justify" draw:textarea-vertical-align="middle" draw:auto-grow-height="false" fo:min-height="0.35cm" fo:min-width="15.3cm"/>
    </style:style>
    <style:style style:name="gr20" style:family="graphic" style:parent-style-name="standard">
      <style:graphic-properties svg:stroke-color="#d3d3d3" draw:fill-color="#d3d3d3" draw:textarea-horizontal-align="justify" draw:textarea-vertical-align="middle" draw:auto-grow-height="false" fo:min-height="0.35cm" fo:min-width="7.5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986cm" fo:min-width="2.174cm" fo:wrap-option="no-wrap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2.144cm" fo:min-width="4.426cm" fo:wrap-option="no-wrap"/>
    </style:style>
    <style:style style:name="gr23" style:family="graphic">
      <style:graphic-properties style:protect="size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15.95cm" fo:min-width="20.5cm"/>
    </style:style>
    <style:style style:name="gr25" style:family="graphic" style:parent-style-name="standard">
      <style:graphic-properties svg:stroke-color="#ffffff" draw:fill-color="#dcdcdc" draw:textarea-horizontal-align="justify" draw:textarea-vertical-align="middle" draw:auto-grow-height="false" fo:min-height="4.75cm" fo:min-width="4.1cm"/>
    </style:style>
    <style:style style:name="gr26" style:family="graphic" style:parent-style-name="standard">
      <style:graphic-properties svg:stroke-color="#ffffff" draw:fill-color="#808080" draw:textarea-horizontal-align="justify" draw:textarea-vertical-align="middle" draw:auto-grow-height="false" fo:min-height="0.15cm" fo:min-width="4.1cm"/>
    </style:style>
    <style:style style:name="gr27" style:family="graphic" style:parent-style-name="standard">
      <style:graphic-properties svg:stroke-color="#ffffff" draw:fill-color="#d3d3d3" draw:textarea-horizontal-align="justify" draw:textarea-vertical-align="middle" draw:auto-grow-height="false" fo:min-height="0.15cm" fo:min-width="2.7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2.566cm" fo:min-width="4.568cm" fo:wrap-option="no-wrap"/>
    </style:style>
    <style:style style:name="gr29" style:family="graphic" style:parent-style-name="standard">
      <style:graphic-properties svg:stroke-color="#ffffff" draw:fill-color="#d3d3d3" draw:textarea-horizontal-align="justify" draw:textarea-vertical-align="middle" draw:auto-grow-height="false" fo:min-height="13.05cm" fo:min-width="20.5cm"/>
    </style:style>
    <style:style style:name="gr30" style:family="graphic" style:parent-style-name="standard">
      <style:graphic-properties svg:stroke-color="#ffffff" draw:fill-color="#c0c0c0" draw:textarea-horizontal-align="justify" draw:textarea-vertical-align="middle" draw:auto-grow-height="false" fo:min-height="6.15cm" fo:min-width="6.9cm"/>
    </style:style>
    <style:style style:name="gr31" style:family="graphic" style:parent-style-name="standard">
      <style:graphic-properties svg:stroke-color="#696969" draw:fill-color="#696969" draw:textarea-horizontal-align="justify" draw:textarea-vertical-align="middle" draw:auto-grow-height="false" fo:min-height="0.95cm" fo:min-width="10.5cm"/>
    </style:style>
    <style:style style:name="gr32" style:family="graphic" style:parent-style-name="standard">
      <style:graphic-properties svg:stroke-color="#c0c0c0" draw:fill-color="#c0c0c0" draw:textarea-horizontal-align="justify" draw:textarea-vertical-align="middle" draw:auto-grow-height="false" fo:min-height="0.25cm" fo:min-width="10.5cm"/>
    </style:style>
    <style:style style:name="gr33" style:family="graphic" style:parent-style-name="standard">
      <style:graphic-properties svg:stroke-color="#696969" draw:fill-color="#696969" draw:textarea-horizontal-align="justify" draw:textarea-vertical-align="middle" draw:auto-grow-height="false" fo:min-height="0.95cm" fo:min-width="5.1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2.424cm" fo:min-width="5.13cm" fo:wrap-option="no-wrap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1.15cm" fo:min-width="20.5cm"/>
    </style:style>
    <style:style style:name="gr36" style:family="graphic" style:parent-style-name="standard">
      <style:graphic-properties svg:stroke-color="#d3d3d3" draw:fill-color="#d3d3d3" draw:textarea-horizontal-align="justify" draw:textarea-vertical-align="middle" draw:auto-grow-height="false" fo:min-height="0.35cm" fo:min-width="14.5cm"/>
    </style:style>
    <style:style style:name="gr37" style:family="graphic" style:parent-style-name="standard">
      <style:graphic-properties svg:stroke-color="#d3d3d3" draw:fill-color="#c0c0c0" draw:textarea-horizontal-align="justify" draw:textarea-vertical-align="middle" draw:auto-grow-height="false" fo:min-height="0.35cm" fo:min-width="18.1cm"/>
    </style:style>
    <style:style style:name="gr38" style:family="graphic" style:parent-style-name="standard">
      <style:graphic-properties svg:stroke-color="#d3d3d3" draw:fill-color="#d3d3d3" draw:textarea-horizontal-align="justify" draw:textarea-vertical-align="middle" draw:auto-grow-height="false" fo:min-height="0.35cm" fo:min-width="8.9cm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2.846cm" fo:min-width="4.708cm" fo:wrap-option="no-wrap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3.85cm" fo:min-width="20.5cm"/>
    </style:style>
    <style:style style:name="gr41" style:family="graphic" style:parent-style-name="standard">
      <style:graphic-properties svg:stroke-color="#d3d3d3" draw:fill-color="#d3d3d3" draw:textarea-horizontal-align="justify" draw:textarea-vertical-align="middle" draw:auto-grow-height="false" fo:min-height="0.35cm" fo:min-width="18.1cm"/>
    </style:style>
    <style:style style:name="gr42" style:family="graphic" style:parent-style-name="standard">
      <style:graphic-properties svg:stroke-color="#d3d3d3" draw:fill-color="#d3d3d3" draw:textarea-horizontal-align="justify" draw:textarea-vertical-align="middle" draw:auto-grow-height="false" fo:min-height="0.35cm" fo:min-width="10.7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3.128cm" fo:min-width="2.456cm" fo:wrap-option="no-wrap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dcdcdc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32cd32"/>
      <style:paragraph-properties fo:text-align="center"/>
    </style:style>
    <style:style style:name="P5" style:family="paragraph">
      <loext:graphic-properties draw:fill-color="#c0c0c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d3d3d3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808080"/>
      <style:paragraph-properties fo:text-align="center"/>
    </style:style>
    <style:style style:name="P11" style:family="paragraph">
      <loext:graphic-properties draw:fill-color="#69696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custom-shape draw:style-name="gr1" draw:text-style-name="P1" draw:layer="layout" svg:width="21cm" svg:height="3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0.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2.8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6cm" svg:height="0.6cm" svg:x="0.4cm" svg:y="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4cm" svg:height="0.6cm" svg:x="2.4cm" svg:y="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2.2cm" svg:height="0.6cm" svg:x="4.6cm" svg:y="1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6cm" svg:height="0.6cm" svg:x="17.6cm" svg:y="1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1cm" svg:height="3cm" svg:x="0cm" svg:y="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6cm" svg:height="0.6cm" svg:x="0.2cm" svg:y="4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6cm" svg:height="0.6cm" svg:x="11.4cm" svg:y="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6cm" svg:height="0.6cm" svg:x="14.6cm" svg:y="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6cm" svg:height="0.6cm" svg:x="17.8cm" svg:y="4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1cm" svg:height="10cm" svg:x="0cm" svg:y="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1.4cm" svg:height="1.4cm" svg:x="5cm" svg:y="10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6.2cm" svg:height="1cm" svg:x="7.8cm" svg:y="12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5cm" svg:height="1.4cm" svg:x="15.6cm" svg:y="0cm">
          <text:p text:style-name="P7">NavBar</text:p>
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6" draw:layer="layout" svg:width="4.866cm" svg:height="3.747cm" draw:transform="skewX (-0.166678943565459) rotate (0.166329877715059) translate (10.401cm 0.6cm)">
          <text:p text:style-name="P7">Nome</text:p>
          <text:p text:style-name="P7">Perfil</text:p>
          <text:p text:style-name="P7">Servicos</text:p>
          <text:p text:style-name="P7">Depoimentos</text:p>
          <text:p text:style-name="P7">Contatos</text:p>
          <draw:enhanced-geometry svg:viewBox="0 0 21600 21600" draw:glue-points="10800 0 3160 3160 0 10800 3160 18440 10800 21600 18440 18440 21600 10800 18440 3160 ?f14 ?f15" draw:text-areas="3200 3200 18400 18400" draw:mirror-horizontal="true" draw:type="round-callout" draw:modifiers="-6803.53400452024 9690.904241130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6" draw:layer="layout" svg:width="4.8cm" svg:height="4cm" svg:x="0.2cm" svg:y="6.6cm">
          <text:p text:style-name="P7">Carrosel de </text:p>
          <text:p text:style-name="P7">Itens</text:p>
          <draw:enhanced-geometry svg:viewBox="0 0 21600 21600" draw:glue-points="10800 0 3160 3160 0 10800 3160 18440 10800 21600 18440 18440 21600 10800 18440 3160 ?f14 ?f15" draw:text-areas="3200 3200 18400 18400" draw:type="round-callout" draw:modifiers="33621.4955217663 16028.59285178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21cm" svg:height="13.7cm" svg:x="0cm" svg:y="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5.8cm" svg:height="0.6cm" svg:x="2.8cm" svg:y="17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5.8cm" svg:height="0.6cm" svg:x="2.8cm" svg:y="18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5.8cm" svg:height="0.6cm" svg:x="2.8cm" svg:y="19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5.8cm" svg:height="0.6cm" svg:x="2.8cm" svg:y="20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5.8cm" svg:height="0.6cm" svg:x="2.8cm" svg:y="20.9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5.8cm" svg:height="0.6cm" svg:x="2.8cm" svg:y="21.6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8cm" svg:height="0.6cm" svg:x="6.8cm" svg:y="22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3.8cm" svg:height="3.176cm" svg:x="1.8cm" svg:y="22.224cm">
          <text:p text:style-name="P7">Tipografia</text:p>
          <draw:enhanced-geometry svg:viewBox="0 0 21600 21600" draw:glue-points="10800 0 3160 3160 0 10800 3160 18440 10800 21600 18440 18440 21600 10800 18440 3160 ?f14 ?f15" draw:text-areas="3200 3200 18400 18400" draw:type="round-callout" draw:modifiers="34130.3867403315 12299.15014164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6" draw:layer="layout" svg:width="7cm" svg:height="3.4cm" draw:transform="skewX (-0.0239110107523223) translate (13.119cm 22.8cm)">
          <text:p text:style-name="P7">Calltoaction</text:p>
          <text:p text:style-name="P7">Titulo</text:p>
          <text:p text:style-name="P7">Texto</text:p>
          <text:p text:style-name="P7"/>
          <draw:enhanced-geometry svg:viewBox="0 0 21600 21600" draw:glue-points="10800 0 3160 3160 0 10800 3160 18440 10800 21600 18440 18440 21600 10800 18440 3160 ?f14 ?f15" draw:text-areas="3200 3200 18400 18400" draw:type="round-callout" draw:modifiers="-16641.9654335095 8389.767715377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21cm" svg:height="13.7cm" svg:x="0cm" svg:y="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style-name="gr24" draw:text-style-name="P6" draw:layer="layout" svg:width="21cm" svg:height="16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6cm" svg:height="5cm" svg:x="0.8cm" svg:y="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6cm" svg:height="0.4cm" svg:x="0.856cm" svg:y="6.09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.2cm" svg:height="0.4cm" svg:x="0.8cm" svg:y="6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6cm" svg:height="5cm" svg:x="8.3cm" svg:y="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6cm" svg:height="0.4cm" svg:x="8.3cm" svg:y="6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.2cm" svg:height="0.4cm" svg:x="8.4cm" svg:y="6.64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6cm" svg:height="5cm" svg:x="15.521cm" svg:y="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.2cm" svg:height="0.4cm" svg:x="15.6cm" svg:y="6.64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6cm" svg:height="0.4cm" svg:x="15.621cm" svg:y="6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6cm" svg:height="5cm" svg:x="0.8cm" svg:y="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6cm" svg:height="0.4cm" svg:x="0.856cm" svg:y="12.69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.2cm" svg:height="0.4cm" svg:x="0.8cm" svg:y="13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6cm" svg:height="5cm" svg:x="8.3cm" svg:y="7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6cm" svg:height="5cm" svg:x="15.6cm" svg:y="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6cm" svg:height="0.4cm" svg:x="8.356cm" svg:y="12.69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6cm" svg:height="0.4cm" svg:x="15.556cm" svg:y="12.69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.2cm" svg:height="0.4cm" svg:x="8.4cm" svg:y="13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.2cm" svg:height="0.4cm" svg:x="15.6cm" svg:y="13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7.2cm" svg:height="4cm" svg:x="1cm" svg:y="12.2cm">
          <text:p text:style-name="P7">Cards</text:p>
          <text:p text:style-name="P7">Img</text:p>
          <text:p text:style-name="P7">Titulo</text:p>
          <text:p text:style-name="P7">Texto</text:p>
          <text:p text:style-name="P7">Link para modal</text:p>
          <text:p text:style-name="P7"/>
          <draw:enhanced-geometry svg:viewBox="0 0 21600 21600" draw:glue-points="10800 0 3160 3160 0 10800 3160 18440 10800 21600 18440 18440 21600 10800 18440 3160 ?f14 ?f15" draw:text-areas="3200 3200 18400 18400" draw:type="round-callout" draw:modifiers="28217.0809609776 13890.72731817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8" draw:layer="layout" svg:width="21cm" svg:height="13.3cm" svg:x="0cm" svg:y="16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7.4cm" svg:height="6.4cm" svg:x="0.8cm" svg:y="17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1cm" svg:height="1.2cm" svg:x="9.2cm" svg:y="17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1cm" svg:height="0.5cm" svg:x="9.2cm" svg:y="19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1cm" svg:height="0.5cm" svg:x="9.2cm" svg:y="19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1cm" svg:height="0.5cm" svg:x="9.2cm" svg:y="20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1cm" svg:height="0.5cm" svg:x="9.2cm" svg:y="21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1cm" svg:height="0.5cm" svg:x="9.2cm" svg:y="21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5.6cm" svg:height="1.2cm" svg:x="9.2cm" svg:y="22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8cm" svg:height="3.8cm" svg:x="0.4cm" svg:y="17.6cm">
          <text:p text:style-name="P7">Jumbotron</text:p>
          <text:p text:style-name="P7">Nav tabs</text:p>
          <text:p text:style-name="P7">Embed Video</text:p>
          <text:p text:style-name="P7">Titulo</text:p>
          <text:p text:style-name="P7">Texto</text:p>
          <draw:enhanced-geometry svg:viewBox="0 0 21600 21600" draw:glue-points="10800 0 3160 3160 0 10800 3160 18440 10800 21600 18440 18440 21600 10800 18440 3160 ?f14 ?f15" draw:text-areas="3200 3200 18400 18400" draw:type="round-callout" draw:modifiers="22253.3183352081 29788.79242304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custom-shape draw:style-name="gr35" draw:text-style-name="P6" draw:layer="layout" svg:width="21cm" svg:height="11.4cm" svg:x="0cm" svg:y="0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8" draw:layer="layout" svg:width="15cm" svg:height="0.6cm" svg:x="3.4cm" svg:y="0.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18.6cm" svg:height="0.6cm" svg:x="1.4cm" svg:y="1.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18.6cm" svg:height="0.6cm" svg:x="1.4cm" svg:y="2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18.6cm" svg:height="0.6cm" svg:x="1.4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18.6cm" svg:height="0.6cm" svg:x="1.4cm" svg:y="3.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18.6cm" svg:height="0.6cm" svg:x="1.4cm" svg:y="4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18.6cm" svg:height="0.6cm" svg:x="1.4cm" svg:y="5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18.6cm" svg:height="0.6cm" svg:x="1.4cm" svg:y="5.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9.4cm" svg:height="0.6cm" svg:x="6.2cm" svg:y="6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7.4cm" svg:height="4.4cm" svg:x="13.6cm" svg:y="7cm">
          <text:p text:style-name="P7">Form</text:p>
          <text:p text:style-name="P7">Nome</text:p>
          <text:p text:style-name="P7">E-mail</text:p>
          <text:p text:style-name="P7">Telefone</text:p>
          <text:p text:style-name="P7"><text:s/>Mensagem</text:p>
          <text:p text:style-name="P7"/>
          <draw:enhanced-geometry svg:viewBox="0 0 21600 21600" draw:glue-points="10800 0 3160 3160 0 10800 3160 18440 10800 21600 18440 18440 21600 10800 18440 3160 ?f14 ?f15" draw:text-areas="3200 3200 18400 18400" draw:type="round-callout" draw:modifiers="-7973.40899878395 8947.23926380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0" draw:text-style-name="P6" draw:layer="layout" svg:width="21cm" svg:height="4.1cm" svg:x="0cm" svg:y="11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8.6cm" svg:height="0.6cm" svg:x="1.4cm" svg:y="12.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1.2cm" svg:height="0.6cm" svg:x="5.4cm" svg:y="1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4.2cm" svg:height="4.8cm" svg:x="0.4cm" svg:y="9.8cm">
          <text:p text:style-name="P7">Footer</text:p>
          <text:p text:style-name="P7">Titulo</text:p>
          <text:p text:style-name="P7"/>
          <draw:enhanced-geometry svg:viewBox="0 0 21600 21600" draw:glue-points="10800 0 3160 3160 0 10800 3160 18440 10800 21600 18440 18440 21600 10800 18440 3160 ?f14 ?f15" draw:text-areas="3200 3200 18400 18400" draw:type="round-callout" draw:modifiers="36937.4910735539 23764.0491564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754cm" fo:margin-bottom="0cm" fo:text-indent="0cm"/>
      <style:text-properties fo:font-size="52.7999992370606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377cm" fo:margin-bottom="0cm" fo:text-indent="0cm"/>
      <style:text-properties fo:font-size="37.700000762939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adrão" style:page-layout-name="PM0" draw:style-name="Mdp1">
      <draw:frame presentation:style-name="Padrão-title" draw:layer="backgroundobjects" svg:width="18.899cm" svg:height="4.957cm" svg:x="1.05cm" svg:y="1.184cm" presentation:class="title" presentation:placeholder="true">
        <draw:text-box/>
      </draw:frame>
      <draw:frame presentation:style-name="Padrão-outline1" draw:layer="backgroundobjects" svg:width="18.899cm" svg:height="17.224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6cm" svg:x="7.182cm" svg:y="27.05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2.046cm" svg:x="15.057cm" svg:y="27.056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1T13:31:49.482044782</meta:creation-date>
    <dc:date>2019-07-01T14:18:19.752818680</dc:date>
    <meta:editing-duration>PT4M31S</meta:editing-duration>
    <meta:editing-cycles>2</meta:editing-cycles>
    <meta:generator>LibreOffice/6.2.4.2$Linux_X86_64 LibreOffice_project/20$Build-2</meta:generator>
    <meta:document-statistic meta:object-count="102"/>
  </office:meta>
</office:document-meta>
</file>